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May 21, 2021 (05:08:4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ttps://github.com/csci-1301/csci-1301.github.io/blob/main/code/Welcome.zip?raw=true" office:name=""><text:span text:style-name="Definition">Welcome.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Shift + Command + B</text:p>
            </text:list-item>
            <text:list-item>
              <text:p text:style-name="P6">Run: F5</text:p>
            </text:list-item>
            <text:list-item>
              <text:p text:style-name="P6">Exit any program: Comman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text:span><text:span text:style-name="OperatorTok">.</text:span><text:span text:style-name="FunctionTok">sln</text:span> - this is called a solution file. It tells the IDE how to load your C# source code in the IDE.</text:p>
            </text:list-item>
            <text:list-item>
              <text:p text:style-name="P9"><text:span text:style-name="NormalTok">HelloWorld</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1T17:08:50Z</meta:creation-date>
    <dc:date>2021-05-21T17:08:50Z</dc:date>
    <meta:user-defined meta:name="date" meta:value-type="string">May  21, 2021 (05:08:4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